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168" officeooo:paragraph-rsid="000b8168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b8168" officeooo:paragraph-rsid="000b8168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925c1" officeooo:paragraph-rsid="000b8168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b8168"/>
    </style:style>
    <style:style style:name="P5" style:family="paragraph" style:parent-style-name="List_20_Paragraph" style:list-style-name="L3">
      <style:text-properties fo:font-size="18pt" style:text-underline-style="solid" style:text-underline-width="auto" style:text-underline-color="font-color" fo:font-weight="bold" officeooo:rsid="001925c1" officeooo:paragraph-rsid="000b8168" style:font-size-asian="18pt" style:font-weight-asian="bold" style:font-size-complex="18pt" style:font-weight-complex="bold"/>
    </style:style>
    <style:style style:name="P6" style:family="paragraph" style:parent-style-name="List_20_Paragraph" style:list-style-name="L3">
      <style:paragraph-properties fo:text-align="start" style:justify-single-word="false"/>
      <style:text-properties style:text-underline-style="none" officeooo:paragraph-rsid="000b8168"/>
    </style:style>
    <style:style style:name="P7" style:family="paragraph" style:parent-style-name="List_20_Paragraph" style:list-style-name="L3">
      <style:text-properties style:text-underline-style="none" officeooo:paragraph-rsid="000b8168"/>
    </style:style>
    <style:style style:name="P8" style:family="paragraph" style:parent-style-name="List_20_Paragraph" style:list-style-name="L3">
      <style:paragraph-properties fo:text-align="start" style:justify-single-word="false"/>
      <style:text-properties style:text-underline-style="none" officeooo:rsid="000b8168" officeooo:paragraph-rsid="000b8168"/>
    </style:style>
    <style:style style:name="P9" style:family="paragraph" style:parent-style-name="List_20_Paragraph" style:list-style-name="L3">
      <style:text-properties officeooo:paragraph-rsid="000b8168"/>
    </style:style>
    <style:style style:name="P10" style:family="paragraph" style:parent-style-name="List_20_Paragraph" style:list-style-name="WWNum1">
      <style:paragraph-properties fo:margin-left="0.5in" fo:margin-right="-0.5626in" fo:text-indent="-0.25in" style:auto-text-indent="false"/>
      <style:text-properties fo:font-size="12pt" style:text-underline-style="none" fo:font-weight="normal" officeooo:rsid="000b8168" officeooo:paragraph-rsid="000b8168" style:font-size-asian="10.5pt" style:font-weight-asian="normal" style:font-size-complex="12pt" style:font-weight-complex="normal"/>
    </style:style>
    <style:style style:name="P11" style:family="paragraph" style:parent-style-name="List_20_Paragraph" style:list-style-name="WWNum1">
      <style:paragraph-properties fo:margin-left="0.5in" fo:margin-right="-0.5626in" fo:text-indent="-0.25in" style:auto-text-indent="false"/>
      <style:text-properties officeooo:paragraph-rsid="000b8168"/>
    </style:style>
    <style:style style:name="P12" style:family="paragraph" style:parent-style-name="List_20_Paragraph" style:list-style-name="WWNum1" style:master-page-name="Standard">
      <style:paragraph-properties fo:margin-left="0.5in" fo:margin-right="-0.5626in" fo:text-indent="-0.25in" style:auto-text-indent="false" style:page-number="auto"/>
      <style:text-properties fo:font-size="18pt" style:text-underline-style="solid" style:text-underline-width="auto" style:text-underline-color="font-color" fo:font-weight="bold" officeooo:rsid="000b8168" officeooo:paragraph-rsid="000b8168" style:font-size-asian="18pt" style:font-weight-asian="bold" style:font-size-complex="18pt" style:font-weight-complex="bold"/>
    </style:style>
    <style:style style:name="P13" style:family="paragraph" style:parent-style-name="List_20_Paragraph" style:list-style-name="WWNum1" style:master-page-name="Standard">
      <style:paragraph-properties fo:margin-left="0.5in" fo:margin-right="-0.5626in" fo:text-indent="-0.25in" style:auto-text-indent="false" style:page-number="auto"/>
      <style:text-properties fo:font-size="12pt" style:text-underline-style="none" fo:font-weight="normal" officeooo:rsid="000b8168" officeooo:paragraph-rsid="000b8168" style:font-size-asian="10.5pt" style:font-weight-asian="normal" style:font-size-complex="12pt" style:font-weight-complex="normal"/>
    </style:style>
    <style:style style:name="P14" style:family="paragraph" style:parent-style-name="List_20_Paragraph" style:list-style-name="WWNum1" style:master-page-name="Standard">
      <style:paragraph-properties fo:margin-left="0.5in" fo:margin-right="-0.5626in" fo:text-indent="-0.25in" style:auto-text-indent="false" style:page-number="auto"/>
      <style:text-properties officeooo:rsid="000b8168" officeooo:paragraph-rsid="000b8168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style:text-underline-style="none" officeooo:paragraph-rsid="000b816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25c1"/>
    </style:style>
    <style:style style:name="T3" style:family="text">
      <style:text-properties officeooo:rsid="000b8168"/>
    </style:style>
    <style:style style:name="T4" style:family="text">
      <style:text-properties officeooo:rsid="001925c1"/>
    </style:style>
    <style:style style:name="T5" style:family="text">
      <style:text-properties style:text-underline-style="none" officeooo:rsid="001925c1"/>
    </style:style>
    <style:style style:name="T6" style:family="text">
      <style:text-properties fo:font-size="12pt" fo:font-weight="normal" officeooo:rsid="000b8168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925c1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officeooo:rsid="000b8168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3">Problem <text:span text:style-name="T3">2</text:span>:</text:p>
      <text:p text:style-name="P4"/>
      <text:p text:style-name="P15"/>
      <text:list xml:id="list7843321237311558117" text:style-name="L3">
        <text:list-item>
          <text:p text:style-name="P7"><text:span text:style-name="T4">Table Name: <text:s/></text:span>Student </text:p>
          <text:p text:style-name="P7"><text:span text:style-name="T4">Columns: <text:s text:c="6"/></text:span>StdNo, StdName, StdAddress, StdCity, StdState, StdZip, StdEmail</text:p>
          <text:p text:style-name="P7"><text:span text:style-name="T4">Primary key: <text:s/>StdNo</text:span></text:p>
          <text:p text:style-name="P7"/>
        </text:list-item>
        <text:list-item>
          <text:p text:style-name="P7"><text:span text:style-name="T4">Table Name: <text:s/>Lender</text:span></text:p>
          <text:p text:style-name="P7"><text:span text:style-name="T4">Columns: <text:s text:c="7"/>LenderNo,LenderName</text:span></text:p>
          <text:p text:style-name="P7"><text:span text:style-name="T4">Primary key: <text:s text:c="2"/>LenderNo</text:span></text:p>
          <text:p text:style-name="P7"/>
          <text:p text:style-name="P7"/>
        </text:list-item>
        <text:list-item>
          <text:p text:style-name="P7"><text:span text:style-name="T4">Table Name: <text:s/>Institution</text:span></text:p>
          <text:p text:style-name="P7"><text:span text:style-name="T4">Columns: <text:s text:c="6"/>InstID,InstName,InstMascot</text:span></text:p>
          <text:p text:style-name="P7"><text:span text:style-name="T4">Primary key: <text:s text:c="2"/>InstID</text:span></text:p>
          <text:p text:style-name="P7"/>
          <text:p text:style-name="P6"/>
          <text:p text:style-name="P6"/>
          <text:p text:style-name="P8"/>
        </text:list-item>
        <text:list-item>
          <text:p text:style-name="P6"><text:span text:style-name="T4">Table Name: Loan</text:span></text:p>
          <text:p text:style-name="P6"><text:span text:style-name="T4">Columns:</text:span><text:span text:style-name="T2">LoanNo</text:span><text:span text:style-name="T4">,StdNo,LenderNo,InstID,ProcDate,DisbMethod,DisbBank,DateAuth,NoteValue,Subsidized,Rate</text:span></text:p>
          <text:p text:style-name="P6"><text:span text:style-name="T4"><text:line-break/>FOREIGN KEY(StdNo) REFERENCES Student<text:line-break/>FOREIGN KEY(LenderNo) REFERENCES Lender<text:line-break/>FOREIGN KEY(InstID) REFERENCES Institution<text:line-break/>StdNo <text:s text:c="10"/>NOT NULL<text:line-break/>lenderNo <text:s text:c="4"/>NOT NULL<text:line-break/>InstID <text:s text:c="10"/>NOT NULL</text:span></text:p>
          <text:p text:style-name="P6"/>
          <text:p text:style-name="P6"><text:span text:style-name="T4">Primary key: LoanNo</text:span></text:p>
          <text:p text:style-name="P6"/>
          <text:p text:style-name="P6"/>
          <text:p text:style-name="P6"/>
          <text:p text:style-name="P7"/>
        </text:list-item>
        <text:list-item>
          <text:p text:style-name="P7"><text:span text:style-name="T6">Table Name: DisburseLine</text:span></text:p>
          <text:p text:style-name="P7"><text:span text:style-name="T6">Columns: <text:s text:c="5"/>LoanNo,</text:span><text:span text:style-name="T8">DateSent</text:span><text:span text:style-name="T6">,Amount,OrigFee,GuarFee<text:line-break/> <text:s text:c="20"/>FOREIGN KEY(LoanNo) REFERNCES Loan<text:line-break/> <text:s text:c="8"/><text:tab/> <text:s text:c="8"/>LoanNo <text:s text:c="2"/>NOT NULL</text:span></text:p>
          <text:p text:style-name="P6"/>
          <text:p text:style-name="P6"><text:span text:style-name="T7">Primary key: <text:s/></text:span><text:span text:style-name="T6">DateSent</text:span></text:p>
          <text:p text:style-name="P9"><text:span text:style-name="T5"/></text:p>
          <text:p text:style-name="P9"/>
          <text:p text:style-name="P9"/>
          <text:p text:style-name="P5"/>
        </text:list-item>
      </text:list>
      <text:list xml:id="list6089998210944684589" text:style-name="WWNum1">
        <text:list-header>
          <text:p text:style-name="P12"/>
          <text:p text:style-name="P13"/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1:07:13.918442724</meta:creation-date>
    <dc:date>2017-06-06T11:25:02.909642670</dc:date>
    <meta:editing-duration>PT1M4S</meta:editing-duration>
    <meta:editing-cycles>1</meta:editing-cycles>
    <meta:document-statistic meta:table-count="0" meta:image-count="0" meta:object-count="0" meta:page-count="4" meta:paragraph-count="34" meta:word-count="108" meta:character-count="844" meta:non-whitespace-character-count="685"/>
    <meta:generator>LibreOffice/4.2.8.2$Linux_X86_64 LibreOffice_project/420m0$Build-2</meta:generator>
  </office:meta>
</office:document-meta>
</file>